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" svg:font-family="Ar"/>
    <style:font-face style:name="Helvetica Neue" svg:font-family="'Helvetica Neue', Helvetica, Arial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paragraph-rsid="0011c890" style:font-size-asian="14pt" style:font-size-complex="14pt"/>
    </style:style>
    <style:style style:name="T1" style:family="text">
      <style:text-properties officeooo:rsid="0011c890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11c8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It was agreed upon by many in our group that STL is very helpful and can be a great time saver. <text:s/>The main drawback with STL <text:s/>comes when the understanding of a container that has been used results in errors. <text:s/>As someone pointed out if the </text:span><text:span text:style-name="T2">easy, lazy route </text:span><text:span text:style-name="T3">leads to </text:span><text:span text:style-name="T2"><text:s/>headaches then </text:span><text:span text:style-name="T3">it is possible that </text:span><text:span text:style-name="T2">the easy route is not really the easy route, or said easy route is misunderstood. <text:s/></text:span><text:span text:style-name="T3">This was the agreement across the board. <text:s/>Another point made was that utilizing containers provides a way for the </text:span><text:span text:style-name="T2">programming community to update just one library instead of thousands of </text:span><text:span text:style-name="T3">multiple</text:span><text:span text:style-name="T2"> code pieces. <text:s/></text:span><text:span text:style-name="T3">This obviously saves time, and provides a more reliable source of code that can be implemented with some reassurance that it will run as expecte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" svg:font-family="Ar"/>
    <style:font-face style:name="Helvetica Neue" svg:font-family="'Helvetica Neue', Helvetica, Arial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18:39:33.512245196</meta:creation-date>
    <dc:date>2015-02-20T18:56:49.818771758</dc:date>
    <meta:editing-duration>PT36S</meta:editing-duration>
    <meta:editing-cycles>1</meta:editing-cycles>
    <meta:document-statistic meta:table-count="0" meta:image-count="0" meta:object-count="0" meta:page-count="1" meta:paragraph-count="1" meta:word-count="130" meta:character-count="741" meta:non-whitespace-character-count="603"/>
    <meta:generator>LibreOffice/4.3.3.2$Linux_X86_64 LibreOffice_project/430m0$Build-2</meta:generator>
  </office:meta>
</office:document-meta>
</file>